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Object 1/content.xml"/>
  <manifest:file-entry manifest:media-type="text/xml" manifest:full-path="Object 2/Object 1/styles.xml"/>
  <manifest:file-entry manifest:media-type="text/xml" manifest:full-path="Object 2/Object 1/meta.xml"/>
  <manifest:file-entry manifest:media-type="application/vnd.oasis.opendocument.chart" manifest:full-path="Object 2/Object 1/"/>
  <manifest:file-entry manifest:media-type="application/x-openoffice-gdimetafile;windows_formatname=&quot;GDIMetaFile&quot;" manifest:full-path="Object 2/ObjectReplacements/Object 1"/>
  <manifest:file-entry manifest:media-type="text/xml" manifest:full-path="Object 2/content.xml"/>
  <manifest:file-entry manifest:media-type="text/xml" manifest:full-path="Object 2/settings.xml"/>
  <manifest:file-entry manifest:media-type="text/xml" manifest:full-path="Object 2/styles.xml"/>
  <manifest:file-entry manifest:media-type="application/rdf+xml" manifest:full-path="Object 2/manifest.rdf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</text:p>
      <text:p text:style-name="Standard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tab/> </text:p>
      <text:p text:style-name="Standard"><draw:frame draw:style-name="fr2" draw:name="Object2" text:anchor-type="paragraph" svg:x="-0.0102in" svg:y="0.0311in" svg:width="6.9528in" svg:height="3.99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3" text:anchor-type="paragraph" svg:width="4.4453in" svg:height="1.9638in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orge Dagis</meta:initial-creator>
    <meta:creation-date>2016-09-11T15:38:46.13</meta:creation-date>
    <meta:document-statistic meta:table-count="0" meta:image-count="0" meta:object-count="3" meta:page-count="2" meta:paragraph-count="2" meta:word-count="0" meta:character-count="4"/>
    <dc:date>2016-09-11T15:46:53.10</dc:date>
    <dc:creator>George Dagis</dc:creator>
    <meta:editing-duration>PT8M7S</meta:editing-duration>
    <meta:editing-cycles>1</meta:editing-cycles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title svg:x="6.13cm" svg:y="0.315cm" chart:style-name="ch2">
          <text:p>Time vs IJK values</text:p>
        </chart:title>
        <chart:legend chart:legend-position="end" svg:x="11.903cm" svg:y="3.925cm" style:legend-expansion="high" chart:style-name="ch3"/>
        <chart:plot-area chart:style-name="ch4" chart:data-source-has-labels="both" svg:x="1.357cm" svg:y="1.631cm" svg:width="9.908cm" svg:height="6.181cm">
          <chartooo:coordinate-region svg:x="2.719cm" svg:y="1.843cm" svg:width="7.896cm" svg:height="5.296cm"/>
          <chart:axis chart:dimension="x" chart:name="primary-x" chart:style-name="ch5" chartooo:axis-type="auto">
            <chart:title svg:x="5.262cm" svg:y="7.992cm" chart:style-name="ch6">
              <text:p>Values for IJK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532cm" chart:style-name="ch7">
              <text:p>Time (ms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2655">
                <text:p>1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50903">
                <text:p>50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85523">
                <text:p>85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25602">
                <text:p>1256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69869">
                <text:p>16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21909">
                <text:p>2219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81849">
                <text:p>281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5cm" svg:height="9.007cm" xlink:href="." xlink:type="simple" chart:class="chart:scatter" chart:style-name="ch1">
        <chart:title svg:x="6.197cm" svg:y="0.316cm" chart:style-name="ch2">
          <text:p>Time for IJ values</text:p>
        </chart:title>
        <chart:legend chart:legend-position="end" svg:x="11.879cm" svg:y="3.929cm" style:legend-expansion="high" chart:style-name="ch3"/>
        <chart:plot-area chart:style-name="ch4" chart:data-source-has-labels="both" svg:x="1.357cm" svg:y="1.635cm" svg:width="9.884cm" svg:height="6.184cm">
          <chartooo:coordinate-region svg:x="1.978cm" svg:y="1.847cm" svg:width="8.613cm" svg:height="5.299cm"/>
          <chart:axis chart:dimension="x" chart:name="primary-x" chart:style-name="ch5" chartooo:axis-type="auto">
            <chart:title svg:x="5.355cm" svg:y="8cm" chart:style-name="ch6">
              <text:p>Values for IJ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538cm" chart:style-name="ch7">
              <text:p>Time (ms)</text:p>
            </chart:title>
            <chart:grid chart:style-name="ch8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regression-curve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5" table:default-cell-style-name="Default"/>
        <table:table-row table:style-name="ro1" table:number-rows-repeated="16">
          <table:table-cell table:number-columns-repeated="55"/>
        </table:table-row>
        <table:table-row table:style-name="ro1">
          <table:table-cell table:number-columns-repeated="54"/>
          <table:table-cell>
            <draw:frame table:end-cell-address="Sheet1.BJ37" table:end-x="0.4386in" table:end-y="0.1177in" draw:z-index="0" draw:style-name="gr1" draw:text-style-name="P1" svg:width="6.289in" svg:height="3.5457in" svg:x="0.3728in" svg:y="0.128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9/11/2016</text:date>, <text:time>15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2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language="en" fo:country="US" style:language-asian="en" style:country-asian="US" style:font-size-complex="5.65000009536743pt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jk values</text:p>
          </table:table-cell>
          <table:table-cell table:style-name="ce1" office:value-type="string">
            <text:p>avg time (ms)</text:p>
          </table:table-cell>
          <table:table-cell/>
          <table:table-cell office:value-type="string">
            <text:p>ij values</text:p>
          </table:table-cell>
          <table:table-cell office:value-type="string">
            <text:p>avg time (ms)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table:style-name="ce3" office:value-type="float" office:value="3288">
            <text:p>3288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table:style-name="ce4" office:value-type="float" office:value="12655">
            <text:p>12655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9542">
            <text:p>29542</text:p>
          </table:table-cell>
          <table:table-cell/>
          <table:table-cell office:value-type="float" office:value="300000">
            <text:p>30000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50903">
            <text:p>50903</text:p>
          </table:table-cell>
          <table:table-cell/>
          <table:table-cell office:value-type="float" office:value="400000">
            <text:p>4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85523">
            <text:p>85523</text:p>
          </table:table-cell>
          <table:table-cell/>
          <table:table-cell office:value-type="float" office:value="500000">
            <text:p>5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125602">
            <text:p>125602</text:p>
          </table:table-cell>
          <table:table-cell/>
          <table:table-cell office:value-type="float" office:value="600000">
            <text:p>6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69869">
            <text:p>169869</text:p>
          </table:table-cell>
          <table:table-cell/>
          <table:table-cell office:value-type="float" office:value="700000">
            <text:p>7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221909">
            <text:p>221909</text:p>
          </table:table-cell>
          <table:table-cell/>
          <table:table-cell office:value-type="float" office:value="800000">
            <text:p>8000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281849">
            <text:p>281849</text:p>
          </table:table-cell>
          <table:table-cell/>
          <table:table-cell office:value-type="float" office:value="900000">
            <text:p>900000</text:p>
          </table:table-cell>
          <table:table-cell office:value-type="float" office:value="11">
            <text:p>11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9/11/2016</text:date>, <text:time>15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